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6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9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n" fo:country="GB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My Voxel Terrain Journal</text:p>
      <text:p text:style-name="P3">in Godot</text:p>
      <text:p text:style-name="P2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2"/>
      <text:p text:style-name="P2">Colours:</text:p>
      <text:p text:style-name="P2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journal records my voxel terrain journey to convert what I have created in Unity to Godot.</text:p>
      <text:p text:style-name="P5"/>
      <text:p text:style-name="P5">At this point this is just a very basic terrain manipulation system, similar in the look of Minecraft.</text:p>
      <text:p text:style-name="P5"/>
      <text:p text:style-name="P5"/>
      <text:p text:style-name="P6">17 11 2020</text:p>
      <text:p text:style-name="P5">10:52 – Create a Trello for the Godot version of this project! </text:p>
      <text:p text:style-name="P5"/>
      <text:p text:style-name="P5">10:58 - Make sure I have all the required tools for this project!</text:p>
      <text:p text:style-name="P5"/>
      <text:p text:style-name="P5">11:01 – Okay, I reckon I should run through the Godot with C# course</text:p>
      <text:p text:style-name="P5">NEXT: Create the Godot Voxel Terrain once I am ready to!</text:p>
      <text:p text:style-name="P5"/>
      <text:p text:style-name="P5">13:48 – Trello for the project has now been created and the Godot project itself has also been created!</text:p>
      <text:p text:style-name="P5">NEXT: Decide on what to code up first! Universe (see Unity project)?</text:p>
      <text:p text:style-name="P5"/>
      <text:p text:style-name="P5"><text:soft-page-break/>Okay, let's start by working towards generating a cube!</text:p>
      <text:p text:style-name="P5"/>
      <text:p text:style-name="P5">Okay, I need to create the Cube class in Godot C#</text:p>
      <text:p text:style-name="P5"/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5"/>
      <text:p text:style-name="P5">15:43 – Okay, let's stop here, as we have some good info to work with:</text:p>
      <text:p text:style-name="P5">NEXT: Read through the aboved link, and see what we can do with generating meshes and the cube, specifically.</text:p>
      <text:p text:style-name="P5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<text:span text:style-name="T1"> </text:span></text:p>
      <text:p text:style-name="P5"/>
      <text:p text:style-name="P5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<text:span text:style-name="T1"> </text:span></text:p>
      <text:p text:style-name="P5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5"/>
      <text:p text:style-name="P5"/>
      <text:p text:style-name="P6">20 11 2020</text:p>
      <text:p text:style-name="P5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<text:span text:style-name="T1"> </text:span></text:p>
      <text:p text:style-name="P5"/>
      <text:p text:style-name="P5">Normals and UVs ?????!!!!</text:p>
      <text:p text:style-name="P5"/>
      <text:p text:style-name="P5">18:05 – I have a triangle being generated, but it's not with TRANGLES and the colour does not change! It's working with TRIANGLEFAN, which I presume is not right!</text:p>
      <text:p text:style-name="P5"/>
      <text:p text:style-name="P5">It seems to be working with TRIANGLES now.</text:p>
      <text:p text:style-name="P5"/>
      <text:p text:style-name="P5">But, no change of colour and only a single triangle is displayed! It should be a square.</text:p>
      <text:p text:style-name="P5">Maybe the other triangle is along another axis!?!?</text:p>
      <text:p text:style-name="P5"/>
      <text:p text:style-name="P5">I could do with adding a camera controller!</text:p>
      <text:p text:style-name="P5"/>
      <text:p text:style-name="P5">NEXT: Add camera controller</text:p>
      <text:p text:style-name="P5"/>
      <text:p text:style-name="P5"><text:soft-page-break/>18:38 – The 2 triangles that make up the quad are being displayed, but not along the same axis as each other! (The index was required!)</text:p>
      <text:p text:style-name="P5">NEXT: Make the quad appear correctly. Also, figure out why the colour is not being changed!</text:p>
      <text:p text:style-name="P5"/>
      <text:p text:style-name="P5"/>
      <text:p text:style-name="P6">21 11 2020</text:p>
      <text:p text:style-name="P5">10:31 – Okay, I am going to start today by creating a Github project on this and committing what has been done so far!</text:p>
      <text:p text:style-name="P5"/>
      <text:p text:style-name="P5">11:07 – Github repository is now set up and project committed!</text:p>
      <text:p text:style-name="P5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<text:span text:style-name="T1"> </text:span></text:p>
      <text:p text:style-name="P5"/>
      <text:p text:style-name="P5">Orbit</text:p>
      <text:p text:style-name="P1"><text:a xlink:type="simple" xlink:href="https://www.youtube.com/watch?v=ap8lqGXmypo" text:style-name="Internet_20_link" text:visited-style-name="Visited_20_Internet_20_Link">https://www.youtube.com/watch?v=ap8lqGXmypo</text:a><text:span text:style-name="T1"> </text:span></text:p>
      <text:p text:style-name="P5">Zoom</text:p>
      <text:p text:style-name="P1"><text:a xlink:type="simple" xlink:href="https://www.youtube.com/watch?v=66h0fqZvJJk" text:style-name="Internet_20_link" text:visited-style-name="Visited_20_Internet_20_Link">https://www.youtube.com/watch?v=66h0fqZvJJk</text:a><text:span text:style-name="T1"> </text:span></text:p>
      <text:p text:style-name="P5"/>
      <text:p text:style-name="P5">14:32 – The above 2 vids have helped to get me on track :)</text:p>
      <text:p text:style-name="P5">NEXT: Get the player controller to move!!!</text:p>
      <text:p text:style-name="P5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<text:span text:style-name="T1"> </text:span></text:p>
      <text:p text:style-name="P5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<text:span text:style-name="T1"> </text:span></text:p>
      <text:p text:style-name="P5"/>
      <text:p text:style-name="P5">16:01 – Forwards, Backwards, Up and down movement of the player character has now been implemented. (Not very smooth or responsive!)</text:p>
      <text:p text:style-name="P5">NEXT: Implement turning!</text:p>
      <text:p text:style-name="P5"/>
      <text:p text:style-name="P5"/>
      <text:p text:style-name="P6">22 11 2020</text:p>
      <text:p text:style-name="P5">10:30 – Mouse capture has now been implemeted!</text:p>
      <text:p text:style-name="P5">I will do as I did with the Unity version of this project and use right mouse button down to turn the player character.</text:p>
      <text:p text:style-name="P5">NEXT: Make the player char turn!!!</text:p>
      <text:p text:style-name="P5"/>
      <text:p text:style-name="P5">10:57 – ISSUES:</text:p>
      <text:p text:style-name="P5">It's rotating around the plain/box, not the player character!</text:p>
      <text:p text:style-name="P5">Movement is in the global not local. It needs to be in the player character local axis, not global!</text:p>
      <text:p text:style-name="P5"/>
      <text:p text:style-name="P5">11:43 – Movement and rotation (turning) is now completed!</text:p>
      <text:p text:style-name="P5"><text:soft-page-break/>NEXT: Commit to Guthub!</text:p>
      <text:p text:style-name="P5"/>
      <text:p text:style-name="P5">12:44 – Now to get back to the terrain generation!</text:p>
      <text:p text:style-name="P5">NEXT: Get it to display the quad (2 triangles) properly!</text:p>
      <text:p text:style-name="P5"/>
      <text:p text:style-name="P5"/>
      <text:p text:style-name="P6">23 11 2020</text:p>
      <text:p text:style-name="P5">10:20 – I now have it displaying the quad/triangles correctly. I used the way the Unity project generated the top quad and it worked :)</text:p>
      <text:p text:style-name="P5">NEXT: Commit and then add colour to the quad!</text:p>
      <text:p text:style-name="P5"/>
      <text:p text:style-name="P5">12:26 – Woohoo! Setting of a colour now works!</text:p>
      <text:p text:style-name="P5">NEXT: Commit changes, then work on the generation of a cube!</text:p>
      <text:p text:style-name="P5"/>
      <text:p text:style-name="P5">18:58 – Cube class set up, and a quad is being generated from it.</text:p>
      <text:p text:style-name="P5">NEXT: Get it to generate a whole cube!</text:p>
      <text:p text:style-name="P5"/>
      <text:p text:style-name="P5"/>
      <text:p text:style-name="P6">24 11 2020</text:p>
      <text:p text:style-name="P5">10:51 – A cube is now being generated!!!</text:p>
      <text:p text:style-name="P5">NEXT: Change the colours – gonna also need to have it display more than one cube!</text:p>
      <text:p text:style-name="P5">I can now changes the cube's colour.</text:p>
      <text:p text:style-name="P5"/>
      <text:p text:style-name="P5">It might be an idea to implement the PlanetChunk now, then work on generating multiple blocks/cubes.</text:p>
      <text:p text:style-name="P5"/>
      <text:p text:style-name="P5">12:58 – Okay, I now have it displaying more than one cube, and each with a different colour.</text:p>
      <text:p text:style-name="P5">NEXT: Implement PlayerChunk</text:p>
      <text:p text:style-name="P5"/>
      <text:p text:style-name="P5"/>
      <text:p text:style-name="P6">25 11 2020</text:p>
      <text:p text:style-name="P5">14:59 – All required classes have now been made for the implementation of chunking.</text:p>
      <text:p text:style-name="P5">NEXT: Fully implement chunking</text:p>
      <text:p text:style-name="P5"/>
      <text:p text:style-name="P5">19:01 – Single chunk is being generated and displayed correctly :)</text:p>
      <text:p text:style-name="P5">NEXT: Implement the generation of more than one chunk!</text:p>
      <text:p text:style-name="P5"/>
      <text:p text:style-name="P5"/>
      <text:p text:style-name="P6">26 11 2020</text:p>
      <text:p text:style-name="P5">10:01 – Let's see if we can get this chunking implemented!</text:p>
      <text:p text:style-name="P5"/>
      <text:p text:style-name="P5">10:45 – It's placing all the chunks in the same location!!! :(</text:p>
      <text:p text:style-name="P5"><text:soft-page-break/></text:p>
      <text:p text:style-name="P5">11:28 – I am actually flummoxed here! The positioning of the chunks beyond the initial one is failing me :(</text:p>
      <text:p text:style-name="P5"/>
      <text:p text:style-name="P5">I think I need to add a MeshInstance to the PlayerChunk!!!???</text:p>
      <text:p text:style-name="P5"/>
      <text:p text:style-name="P5"/>
      <text:p text:style-name="P6">27 11 2020</text:p>
      <text:p text:style-name="P5">16:17 – Possible solution is to use CSG</text:p>
      <text:p text:style-name="P5"><text:a xlink:type="simple" xlink:href="https://godot-es-docs.readthedocs.io/en/latest/tutorials/3d/csg_tools.html" text:style-name="Internet_20_link" text:visited-style-name="Visited_20_Internet_20_Link">https://godot-es-docs.readthedocs.io/en/latest/tutorials/3d/csg_tools.html</text:a> </text:p>
      <text:p text:style-name="P5"/>
      <text:p text:style-name="P5"><text:a xlink:type="simple" xlink:href="https://docs.godotengine.org/en/3.1/classes/class_csgmesh.html#class-csgmesh" text:style-name="Internet_20_link" text:visited-style-name="Visited_20_Internet_20_Link">https://docs.godotengine.org/en/3.1/classes/class_csgmesh.html#class-csgmesh</text:a> </text:p>
      <text:p text:style-name="P5"/>
      <text:p text:style-name="P5">But I reckon I will either have to write my own combine meshes code or just leave it with tons of single cubes/block (lose chunks from the Godot project).</text:p>
      <text:p text:style-name="P5"/>
      <text:p text:style-name="P6">CSGMesh</text:p>
      <text:p text:style-name="P7">It must be closed </text:p>
      <text:p text:style-name="P7">It must not self-intersect </text:p>
      <text:p text:style-name="P7">It must not contain internal faces </text:p>
      <text:p text:style-name="P7">Every edge must connect to only two other faces </text:p>
      <text:p text:style-name="P5"/>
      <text:p text:style-name="P5">Okay, we can use a CSGCombiner (an empty node) to act like a chunk (hold the cubes – children of the CSGCombiner) </text:p>
      <text:p text:style-name="P5"/>
      <text:p text:style-name="P5">I reckon we rewrite the cube generation to add the cube to the CSGCombiner as we create them!!!!</text:p>
      <text:p text:style-name="P5"/>
      <text:p text:style-name="P5"/>
      <text:p text:style-name="P6">28 11 2020</text:p>
      <text:p text:style-name="P5">14:57 – Okay, let's see what we can do with CSGMesh!!!</text:p>
      <text:p text:style-name="P5"/>
      <text:p text:style-name="P5">15:21 – Damn it! Still failing to change position of the chunk!</text:p>
      <text:p text:style-name="P5">The CSGCombiner does accept the ArrayMesh cubes as children, but the translation still does not work!!!!</text:p>
      <text:p text:style-name="P5"/>
      <text:p text:style-name="P5">Me confuzzled!</text:p>
      <text:p text:style-name="P5"/>
      <text:p text:style-name="P5">Transforms</text:p>
      <text:p text:style-name="P5"><text:a xlink:type="simple" xlink:href="https://docs.godotengine.org/en/stable/tutorials/3d/using_transforms.html" text:style-name="Internet_20_link" text:visited-style-name="Visited_20_Internet_20_Link">https://docs.godotengine.org/en/stable/tutorials/3d/using_transforms.html</text:a> </text:p>
      <text:p text:style-name="P5"/>
      <text:p text:style-name="P5"/>
      <text:p text:style-name="P5"><text:soft-page-break/>17:58 – Flummoxed!!!!</text:p>
      <text:p text:style-name="P5"/>
      <text:p text:style-name="P5">18:07 – I have an idea!!</text:p>
      <text:p text:style-name="P5">We need to make the cube mesh a child of a chunk spatial</text:p>
      <text:p text:style-name="P5">So, make the cube a global in the Cube file ?</text:p>
      <text:p text:style-name="P5"/>
      <text:p text:style-name="P5">18:33 – WOOHOO, that did the job!!!!!!</text:p>
      <text:p text:style-name="P5">I had to set up a Spatial cube variable within Cube class, then make the quads a child of cube. Then add the cubes to a Spatial chunk in PlayerChunk. and then I was able to change the location of the chunk! :D</text:p>
      <text:p text:style-name="P5"/>
      <text:p text:style-name="P5">NEXT: code the placement of the chunks properly!</text:p>
      <text:p text:style-name="P5"/>
      <text:p text:style-name="P5"/>
      <text:p text:style-name="P6">29 11 2020</text:p>
      <text:p text:style-name="P5">13:36 – Chunks can now be repositioned!</text:p>
      <text:p text:style-name="P5">NEXT: Get it to only draw the sides of the cubes that can be inside!</text:p>
      <text:p text:style-name="P5"/>
      <text:p text:style-name="P5">14:43 – It's generating the planet, but not all of the quads/cubes are being displayed correctly</text:p>
      <text:p text:style-name="P5"/>
      <text:p text:style-name="P5">Hmm, the PlayerController movement seems ot be perfectly fine!</text:p>
      <text:p text:style-name="P5"/>
      <text:p text:style-name="P5">A ha, it looks like the issue may be due to the X axis being different between Unity and Godot!!! </text:p>
      <text:p text:style-name="P5"/>
      <text:p text:style-name="P5">16:22 – The rotating/turning is wrong for the PlayerCharacter! It's turning on the Y axis only!!!!!</text:p>
      <text:p text:style-name="P5"/>
      <text:p text:style-name="P5">17:51 – Chunking fully implemented. Planet generation implemented.</text:p>
      <text:p text:style-name="P5">NEXT: Fix the PlayerController!!!</text:p>
      <text:p text:style-name="P5"/>
      <text:p text:style-name="P5"/>
      <text:p text:style-name="P6">30 11 2020</text:p>
      <text:p text:style-name="P5">09:09 – I just realised the turning is the same on the Unity project, so both are wrong. They are turning on the Y axis!!!</text:p>
      <text:p text:style-name="P5"/>
      <text:p text:style-name="P5">Okay, I need true turning: right means turn to the right, left means turn to the left!!!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Rotate around local axis</text:p>
      <text:p text:style-name="P5"><text:a xlink:type="simple" xlink:href="https://docs.unity3d.com/ScriptReference/Transform-eulerAngles.html" text:style-name="Internet_20_link" text:visited-style-name="Visited_20_Internet_20_Link">https://docs.unity3d.com/ScriptReference/Transform-eulerAngles.html</text:a> </text:p>
      <text:p text:style-name="P5"/>
      <text:p text:style-name="P5"><text:a xlink:type="simple" xlink:href="https://forum.unity.com/threads/how-am-i-supposed-to-use-euler-angles.535802/" text:style-name="Internet_20_link" text:visited-style-name="Visited_20_Internet_20_Link">https://forum.unity.com/threads/how-am-i-supposed-to-use-euler-angles.535802/</text:a> </text:p>
      <text:p text:style-name="P5"><text:a xlink:type="simple" xlink:href="https://docs.unity3d.com/Manual/QuaternionAndEulerRotationsInUnity.html" text:style-name="Internet_20_link" text:visited-style-name="Visited_20_Internet_20_Link">https://docs.unity3d.com/Manual/QuaternionAndEulerRotationsInUnity.html</text:a> </text:p>
      <text:p text:style-name="P5"/>
      <text:p text:style-name="P5"/>
      <text:p text:style-name="P5">14:44 – Another confuzzled moment!!!!</text:p>
      <text:p text:style-name="P5">It refuses to rotate around the local axis!!!!!</text:p>
      <text:p text:style-name="P5"/>
      <text:p text:style-name="P5"/>
      <text:p text:style-name="P6">02 12 2020</text:p>
      <text:p text:style-name="P5">14:43 – PlayerController fixed and improved :)</text:p>
      <text:p text:style-name="P5">NEXT: Implement applying textures (rock, grass, dirt, sand, etc.) to the blocks/cubes!</text:p>
      <text:p text:style-name="P5"/>
      <text:p text:style-name="P5"/>
      <text:p text:style-name="P6">03 12 2020</text:p>
      <text:p text:style-name="P5">11:15 – Now to work on applying textures!! </text:p>
      <text:p text:style-name="P5"/>
      <text:p text:style-name="P5"><text:a xlink:type="simple" xlink:href="https://www.reddit.com/r/godot/comments/8e7nm2/loading_png_textures_onto_3d_mesh_objects/" text:style-name="Internet_20_link" text:visited-style-name="Visited_20_Internet_20_Link">https://www.reddit.com/r/godot/comments/8e7nm2/loading_png_textures_onto_3d_mesh_objects/</text:a> </text:p>
      <text:p text:style-name="P5"/>
      <text:p text:style-name="P5">15:03 – Textures are now being applied to the cubes/quads.</text:p>
      <text:p text:style-name="P5">NEXT: Implement terrain manipulation – digging and building of the cub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5H36M27S</meta:editing-duration>
    <meta:editing-cycles>90</meta:editing-cycles>
    <meta:generator>OpenOffice/4.1.7$Win32 OpenOffice.org_project/417m1$Build-9800</meta:generator>
    <dc:date>2020-12-03T15:04:58.93</dc:date>
    <dc:creator>Chucksta </dc:creator>
    <meta:document-statistic meta:table-count="0" meta:image-count="0" meta:object-count="0" meta:page-count="8" meta:paragraph-count="144" meta:word-count="1257" meta:character-count="8148"/>
    <meta:user-defined meta:name="Info 1"/>
    <meta:user-defined meta:name="Info 2"/>
    <meta:user-defined meta:name="Info 3"/>
    <meta:user-defined meta:name="Info 4"/>
  </office:meta>
</office:document-meta>
</file>